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style:font-name="Times New Roman" fo:font-size="12pt" officeooo:paragraph-rsid="000baa8a" style:font-size-asian="12pt" style:font-size-complex="12pt"/>
    </style:style>
    <style:style style:name="P2"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0d3a70" style:font-size-asian="12pt" style:font-size-complex="12pt"/>
    </style:style>
    <style:style style:name="P3"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0dadf2" style:font-size-asian="12pt" style:font-size-complex="12pt"/>
    </style:style>
    <style:style style:name="P4" style:family="paragraph" style:parent-style-name="Standard" style:master-page-name="">
      <loext:graphic-properties draw:fill="none"/>
      <style:paragraph-properties fo:margin-left="0cm" fo:margin-right="0cm" fo:orphans="2" fo:widows="2" fo:text-indent="0cm" style:auto-text-indent="false" style:page-number="auto" fo:background-color="transparent"/>
      <style:text-properties style:font-name="Times New Roman" fo:font-size="12pt" officeooo:paragraph-rsid="000d3a70" style:font-size-asian="12pt" style:font-size-complex="12pt"/>
    </style:style>
    <style:style style:name="P5" style:family="paragraph" style:parent-style-name="Standard">
      <style:paragraph-properties fo:margin-left="0cm" fo:margin-right="0cm" fo:orphans="2" fo:widows="2" fo:text-indent="0cm" style:auto-text-indent="false"/>
      <style:text-properties fo:font-variant="normal" fo:text-transform="none" fo:color="#212121" style:font-name="Times New Roman" fo:font-size="12pt" fo:letter-spacing="normal" fo:font-style="normal" fo:font-weight="normal" officeooo:paragraph-rsid="000baa8a" style:font-size-asian="12pt" style:font-size-complex="12pt"/>
    </style:style>
    <style:style style:name="P6" style:family="paragraph" style:parent-style-name="Standard">
      <loext:graphic-properties draw:fill="none"/>
      <style:paragraph-properties fo:margin-left="0cm" fo:margin-right="0cm" fo:orphans="2" fo:widows="2" fo:text-indent="0cm" style:auto-text-indent="false" fo:background-color="transparent"/>
      <style:text-properties fo:font-variant="normal" fo:text-transform="none" fo:color="#212121" style:font-name="Times New Roman" fo:font-size="12pt" fo:letter-spacing="normal" fo:font-style="normal" fo:font-weight="normal" officeooo:paragraph-rsid="000dadf2" style:font-size-asian="12pt" style:font-size-complex="12pt"/>
    </style:style>
    <style:style style:name="P7"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fo:font-style="normal" officeooo:rsid="000d3a70" officeooo:paragraph-rsid="000d3a70" style:font-size-asian="12pt" style:font-style-asian="normal" style:font-size-complex="12pt" style:font-style-complex="normal"/>
    </style:style>
    <style:style style:name="P8"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0e6d1a" style:font-size-asian="12pt" style:font-size-complex="12pt"/>
    </style:style>
    <style:style style:name="P9"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114c00" style:font-size-asian="12pt" style:font-size-complex="12pt"/>
    </style:style>
    <style:style style:name="P10"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12be51" style:font-size-asian="12pt" style:font-size-complex="12pt"/>
    </style:style>
    <style:style style:name="P11"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1443ac" style:font-size-asian="12pt" style:font-size-complex="12pt"/>
    </style:style>
    <style:style style:name="P12"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15f189" style:font-size-asian="12pt" style:font-size-complex="12pt"/>
    </style:style>
    <style:style style:name="P13" style:family="paragraph" style:parent-style-name="Standard">
      <loext:graphic-properties draw:fill="none"/>
      <style:paragraph-properties fo:margin-left="0cm" fo:margin-right="0cm" fo:orphans="2" fo:widows="2" fo:text-indent="0cm" style:auto-text-indent="false" fo:background-color="transparent"/>
      <style:text-properties fo:color="#000000" style:font-name="Times New Roman" fo:font-size="12pt" officeooo:rsid="0015f189" officeooo:paragraph-rsid="0015f189" style:font-size-asian="12pt" style:font-size-complex="12pt"/>
    </style:style>
    <style:style style:name="T1" style:family="text">
      <style:text-properties fo:font-variant="normal" fo:text-transform="none" fo:color="#212121" fo:letter-spacing="normal"/>
    </style:style>
    <style:style style:name="T2" style:family="text">
      <style:text-properties fo:font-variant="normal" fo:text-transform="none" fo:color="#212121" fo:letter-spacing="normal" fo:font-style="normal" fo:font-weight="normal"/>
    </style:style>
    <style:style style:name="T3" style:family="text">
      <style:text-properties fo:font-variant="normal" fo:text-transform="none" fo:color="#000000" fo:letter-spacing="normal" fo:font-style="normal" fo:font-weight="normal" officeooo:rsid="000baa8a"/>
    </style:style>
    <style:style style:name="T4" style:family="text">
      <style:text-properties fo:font-variant="normal" fo:text-transform="none" fo:color="#000000" fo:letter-spacing="normal" fo:font-style="normal" fo:font-weight="normal" officeooo:rsid="000d3a70"/>
    </style:style>
    <style:style style:name="T5" style:family="text">
      <style:text-properties fo:font-variant="normal" fo:text-transform="none" fo:color="#000000" fo:letter-spacing="normal" fo:font-style="normal" fo:font-weight="normal" officeooo:rsid="000e6d1a"/>
    </style:style>
    <style:style style:name="T6" style:family="text">
      <style:text-properties fo:font-variant="normal" fo:text-transform="none" fo:color="#000000" fo:letter-spacing="normal" fo:font-style="normal" fo:font-weight="normal" officeooo:rsid="000fcfc1"/>
    </style:style>
    <style:style style:name="T7" style:family="text">
      <style:text-properties fo:font-variant="normal" fo:text-transform="none" fo:color="#000000" fo:letter-spacing="normal" fo:font-style="normal" fo:font-weight="normal" officeooo:rsid="0012be51"/>
    </style:style>
    <style:style style:name="T8" style:family="text">
      <style:text-properties fo:font-variant="normal" fo:text-transform="none" fo:color="#000000" fo:letter-spacing="normal" fo:font-style="normal" fo:font-weight="normal" officeooo:rsid="001443ac"/>
    </style:style>
    <style:style style:name="T9" style:family="text">
      <style:text-properties fo:font-variant="normal" fo:text-transform="none" fo:color="#000000" fo:letter-spacing="normal" fo:font-style="normal" fo:font-weight="normal" officeooo:rsid="0015f189"/>
    </style:style>
    <style:style style:name="T10" style:family="text">
      <style:text-properties fo:font-variant="normal" fo:text-transform="none" fo:color="#666666" fo:letter-spacing="normal" fo:font-style="normal" fo:font-weight="normal"/>
    </style:style>
    <style:style style:name="T11" style:family="text">
      <style:text-properties fo:font-variant="normal" fo:text-transform="none" fo:color="#666666" fo:letter-spacing="normal" fo:font-style="normal" fo:font-weight="normal" officeooo:rsid="0015f189"/>
    </style:style>
    <style:style style:name="T12" style:family="text">
      <style:text-properties fo:font-variant="normal" fo:text-transform="none" fo:letter-spacing="normal" fo:font-style="normal" fo:font-weight="normal"/>
    </style:style>
    <style:style style:name="T13" style:family="text">
      <style:text-properties fo:font-variant="normal" fo:text-transform="none" fo:letter-spacing="normal" fo:font-style="normal" fo:font-weight="normal" officeooo:rsid="0015f189"/>
    </style:style>
    <style:style style:name="T14" style:family="text">
      <style:text-properties officeooo:rsid="000d3a70"/>
    </style:style>
    <style:style style:name="T15" style:family="text">
      <style:text-properties fo:color="#666666"/>
    </style:style>
    <style:style style:name="T16" style:family="text">
      <style:text-properties fo:font-style="italic" officeooo:rsid="000d3a70" style:font-style-asian="italic" style:font-style-complex="italic"/>
    </style:style>
    <style:style style:name="T17" style:family="text">
      <style:text-properties fo:font-style="normal" officeooo:rsid="000d3a70" style:font-style-asian="normal" style:font-style-complex="normal"/>
    </style:style>
    <style:style style:name="T18" style:family="text">
      <style:text-properties officeooo:rsid="000dadf2"/>
    </style:style>
    <style:style style:name="T19" style:family="text">
      <style:text-properties officeooo:rsid="000dadf2" fo:background-color="#fff200" loext:char-shading-value="0"/>
    </style:style>
    <style:style style:name="T20" style:family="text">
      <style:text-properties fo:color="#000000" officeooo:rsid="001443ac"/>
    </style:style>
    <style:style style:name="T21" style:family="text">
      <style:text-properties fo:color="#000000" style:font-name="Courier New" officeooo:rsid="001443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ext:span><text:line-break/><text:span text:style-name="T2">Associate editor comments 15.06.20</text:span><text:line-break/><text:span text:style-name="T2">-------------------------------------------------</text:span><text:line-break/><text:span text:style-name="T2">Both reviewers have provided a number of comments that should be considered by the authors. Especially, Reviewer 1 asks for a detailed theoretical part, which is completely missing. I strongly agree with this request. Furthermore, this reviewer suggests to remove the pig breeding example from the paper. The application demonstrates some properties of the R package (see also comments from Reviewer 2) and therefore, I encourage the authors not to remove this part, but to describe it in a better way (see suggestions from Reviewer 2).</text:span><text:line-break/><text:line-break/><text:span text:style-name="T2">-------------------</text:span><text:line-break/><text:span text:style-name="T2">Reviewer #1</text:span><text:line-break/><text:span text:style-name="T2">------------------------------</text:span><text:line-break/><text:span text:style-name="T10">This is a poorly written paper on a very interesting R package. The aim of the manuscript should be to introduce readers to the package and to have the role of reference for people who apply the package. This requires, first of all, a theory part, which is completely missing in the manuscript. The package is applied to a pig breeding example. The pig breeding example is not part of the package and does not contribute to the understanding of the package. It should therefore be removed from the paper. It may be suitable for a separate paper that focusses on pig breeding.</text:span></text:p>
      <text:p text:style-name="P5"/>
      <text:p text:style-name="P4"><text:span text:style-name="T3">We thank the reviewer for the comments. We address</text:span><text:span text:style-name="T6">ed</text:span><text:span text:style-name="T3"> the comments and suggestions in the revised manuscript. We added </text:span><text:span text:style-name="T6">a brief</text:span><text:span text:style-name="T3"> theoretical background of the method. We did not remove the pig breeding example from the manuscript since we believe, it provides a good example of what kind of questions could be tackled with the software, how to interpret the results, and how the results can help to better understand the dynamic of genetic gain in breeding programmes.</text:span><text:line-break/><text:span text:style-name="T15"><text:line-break/></text:span><text:span text:style-name="T10">My comments in detail are:</text:span><text:span text:style-name="T15"><text:line-break/><text:line-break/></text:span><text:span text:style-name="T10">Line 65: Could all these studies have been performed with the AlphaPart package? Please state it here.</text:span><text:line-break/><text:line-break/><text:span text:style-name="T14">Thank you for the comment. No, these studies have not been run with AlphaPart, but some private pieces of code implementing the partitioning methods. We reworded the sentence to make it more clear: “However, these studies used manual implementations of the partitioning method, for which no open-source software exists.”</text:span></text:p>
      <text:p text:style-name="P2"/>
      <text:p text:style-name="P2"><text:span text:style-name="T10">Line 69: A theory part is missing. A theory part should define the quantities that are computed by using population genetic and quantitative genetic terms and should provide the formulas for computing them. In particular, the theory part should clearly define the components into which the breeding values are partitioned. It should define what a path is, and how the parts are assigned to paths.</text:span><text:line-break/><text:line-break/><text:span text:style-name="T14">We thank the reviewer for this remark. We did not include the theory part in the original manuscript, since we did not develop it within the scope of this software, but instead adapted it from García‑Cortés </text:span><text:span text:style-name="T16">et al.</text:span><text:span text:style-name="T17">, 2008. We included the theory part in the revised manuscript.</text:span></text:p>
      <text:p text:style-name="P7"/>
      <text:p text:style-name="P8"><text:span text:style-name="T10">Line 72: This section should be expanded, but only example data sets should be used throughout the paper that are included in the package. The purposes of the data sets are only to explain the functionality of the package and the theory behind it, so the data sets could be small.</text:span></text:p>
      <text:p text:style-name="P8"><text:span text:style-name="T5">Thank you for the suggestion. We now added the example inputs and outputs </text:span><text:span text:style-name="T7">of</text:span><text:span text:style-name="T5"> the presented functions.</text:span><text:line-break/><text:line-break/><text:soft-page-break/><text:span text:style-name="T10">Line 82: Please append parentheses after function names throughout the paper, i.e. replace AlphaPart by AlphaPart().</text:span></text:p>
      <text:p text:style-name="P3"><text:span text:style-name="T4">We added the parentheses to all function names throughout the paper.</text:span><text:line-break/><text:line-break/><text:span text:style-name="T10">Line 84: The first lines of data frame AlphaPart.ped should be shown and explained in the text.</text:span><text:line-break/><text:span text:style-name="T18">We added an example of the dataset to the manuscript and additionally explained the variables </text:span><text:span text:style-name="T19">(lines ).</text:span></text:p>
      <text:p text:style-name="P6"/>
      <text:p text:style-name="P10"><text:span text:style-name="T10">Line 87: The content of the variable part should be shown (or its structure) and explained.</text:span></text:p>
      <text:p text:style-name="P10"><text:span text:style-name="T7">We added the example output and described the structure.</text:span><text:span text:style-name="T15"><text:line-break/><text:line-break/></text:span><text:span text:style-name="T10">Line 91: Please try to avoid "we" throughout the paper. For example, the sentence "we recurse the pedigree from…" could be replaced by "function AlphaPart() recurses the pedigree from…"</text:span></text:p>
      <text:p text:style-name="P10"><text:span text:style-name="T7">Thank you for this comment. We reworded the sentences where appropriate.</text:span><text:span text:style-name="T15"><text:line-break/><text:line-break/></text:span><text:span text:style-name="T10">Line 93: How is the term "path" defined? How are the Mendelian sampling terms and the parent averages assigned to the paths?</text:span><text:span text:style-name="T15"><text:line-break/><text:line-break/></text:span><text:span text:style-name="T10">Line 95: The posterior distribution of what?</text:span></text:p>
      <text:p text:style-name="P11"><text:span text:style-name="T7">Thank you for the comment. </text:span><text:span text:style-name="T8">If the users estimate the breeding value with Bayesian methods, they acquire a sample from the posterior distribution. This option allows them to partition them all to obtain the information about the uncertainty of the partition. </text:span><text:span text:style-name="T7">We clarified this by saying: “ posterior distribution of breeding values”.</text:span><text:span text:style-name="T15"><text:line-break/><text:line-break/></text:span><text:span text:style-name="T10">Line 97: What do you mean with "on the fly"? What is the alternative?</text:span></text:p>
      <text:p text:style-name="P11"><text:span text:style-name="T20">AlphaPart package includes two C++ executables. One of them only partitions the breeding values and outputs the contributions for each individuals. The other one partitions the breeding values and summarizes the contributions, and outputs the summarized contributions by group. We changed the manuscipt:</text:span></text:p>
      <text:p text:style-name="P11"><text:span text:style-name="T20">“The function can also simultaneously partition and summarize path contributions by a grouping variable, which is a useful computational speed-up for huge pedigrees. Alternatively, we subsequently use </text:span><text:span text:style-name="T21">summary() </text:span><text:span text:style-name="T20">function to summarize the partitions.”</text:span><text:span text:style-name="T15"><text:line-break/><text:line-break/></text:span><text:span text:style-name="T10">Line 103: Please show a part of the result here and explain the result. In general, I would suggest the following: First introduce and explain a function and its general use, then give an example with R code and show a part (or a summary) of the result, and then explain what the function was doing in this special case.</text:span></text:p>
      <text:p text:style-name="P11"><text:span text:style-name="T8">We added the example output and explained the results.</text:span><text:span text:style-name="T15"><text:line-break/><text:line-break/></text:span><text:span text:style-name="T10">Line 109: Please provide a figure with the plot.</text:span></text:p>
      <text:p text:style-name="P12"><text:span text:style-name="T8">We added the figure.</text:span><text:span text:style-name="T15"><text:line-break/><text:line-break/></text:span><text:span text:style-name="T10">Line 118: The pig breeding example should not be part of this paper because it distracts the reader from the main issue, which is to teach the reader to handle the package and to understand the theoretical background behind it.</text:span></text:p>
      <text:p text:style-name="P12"><text:span text:style-name="T9">We appreciate reviewer’s opinion. In line with editor’s and second reviewer’s comments we decided to keep this example, since it helps to understand the usefulness of the package and interpretation of results in more complex breeding programmes.</text:span><text:line-break/><text:span text:style-name="T1"> </text:span><text:line-break/><text:span text:style-name="T10">------------------------------</text:span><text:span text:style-name="T15"><text:line-break/></text:span><text:span text:style-name="T10">Reviewer #2</text:span><text:span text:style-name="T15"><text:line-break/></text:span><text:span text:style-name="T10">------------------------------</text:span><text:span text:style-name="T15"><text:line-break/></text:span><text:soft-page-break/><text:span text:style-name="T10">This is a good paper, and it is great to see the software in the public domain in a readily assessable form. There are a couple of areas where the paper should be improved.</text:span></text:p>
      <text:p text:style-name="P12"><text:span text:style-name="T5">We thank the reviewer for the comment and the recognition.</text:span><text:span text:style-name="T15"><text:line-break/><text:line-break/></text:span><text:span text:style-name="T10">First, the supposed pig breeding structure used to demonstrate the method is extremely simplistic and generalised. When I read this manuscript, I was expecting to get some deep insights into breeding design for a pig program. However, because of the simplicity of the simulation structure (one cycle of selection and generation per year), it is misleading. I suggest the wording be changed to acknowledge that the example is a stylised multi tiered breeding program, and it might be better to change years, to generations.</text:span></text:p>
      <text:p text:style-name="P12"><text:span text:style-name="T9">Thank you for your comment. We changes “pig breeding example” to “stylized multi‑tier breeding example / programme” throughout the manuscript.</text:span><text:span text:style-name="T15"><text:line-break/><text:line-break/></text:span><text:span text:style-name="T10">Second, the results are quite difficult to interpret. In particular, the comments about multiplier versus nucleus comparisons. My understanding is that the partitioning method partitions genetic trends in merit of animals born, into cumulative contributions to the aggregate trend through selection within defined subsets of candidates. </text:span></text:p>
      <text:p text:style-name="P13"><text:span text:style-name="T12">Not sure if we understand the comment correctly. But we did not measure the aggregate genetic trend of nucleus plus multiplier, but instead measured /trackes the genetic trend in the multiplier and nucleus separately. We then partitioned the genetic trend of each tier in the contribution of the four paths. However, since the flow of genes was directional (always from nucleus to the multiplier and not vice-versa), the contribution of multiplier animals in the nucleus is 0.</text:span></text:p>
      <text:p text:style-name="P13"><text:span text:style-name="T12"/></text:p>
      <text:p text:style-name="P12"><text:span text:style-name="T10">When comparing nucleus versus multiplier animals, what are the comparisons? </text:span></text:p>
      <text:p text:style-name="P13"><text:span text:style-name="T12">We did not compare the nucleus vs multiplier animals directly – but we did compare the contribution of nucleus and multiplier selection to the genetic trend observed in the nucleus and multiplier separately.</text:span></text:p>
      <text:p text:style-name="P9"><text:span text:style-name="T10"/></text:p>
      <text:p text:style-name="P9"><text:span text:style-name="T10">In Figures 1 &amp; 3, the distributions  seem to be always about the same shape and width, so what is the value of showing them? I think that some additional effort to better explain the meaning and interpretation of the results would help.</text:span><text:span text:style-name="T15"><text:line-break/><text:line-break/></text:span><text:span text:style-name="T10">Line 34 - the term "the multiplier achieved higher breeding values" is a little confusing. While it is hard to communicate necessary details in the summary, could this be reworded? Maybe the word "achieved" could be changed to "maintained", maybe "the multiplier path maintained higher average breeding values than…."? Achieved implies some sort of end point, but breeding programs are continuous…. Or maybe you mean that the multiplier contributed a higher proportion of the genetic progress in these traits? As per my second point above, I struggled with this through the whole manuscript.</text:span><text:span text:style-name="T15"><text:line-break/><text:line-break/></text:span><text:span text:style-name="T10">L37-39 also a little hard to fully understand here.</text:span><text:span text:style-name="T15"><text:line-break/><text:line-break/></text:span><text:span text:style-name="T10">L42 suggest "The use of AlphaPart will help breeders to improve genetic gain through a better understanding of the key selection points that are currently driving gains in each trait".</text:span><text:span text:style-name="T15"><text:line-break/><text:line-break/></text:span><text:span text:style-name="T10">L49 use "mating" instead of "intermating"</text:span></text:p>
      <text:p text:style-name="P8"><text:span text:style-name="T5">Replaced.</text:span><text:span text:style-name="T15"><text:line-break/><text:line-break/></text:span><text:span text:style-name="T10">L104 -117 would this be better presented as a table, first column giving the function name, and second column describing what the function does in words?</text:span><text:span text:style-name="T15"><text:line-break/><text:line-break/></text:span><text:span text:style-name="T10">L118. Needs to be clear that this is an open nucleus approach. It is not necessarily standard that elite </text:span><text:soft-page-break/><text:span text:style-name="T10">individuals from the multiplier tier can make a genetic contribution to the nucleus tier?</text:span><text:span text:style-name="T15"><text:line-break/><text:line-break/></text:span><text:span text:style-name="T10">L120 replace "on" with "to"</text:span></text:p>
      <text:p text:style-name="P8"><text:span text:style-name="T5">Replaced.</text:span><text:span text:style-name="T15"><text:line-break/><text:line-break/></text:span><text:span text:style-name="T10">L122 supply "a" large number of</text:span></text:p>
      <text:p text:style-name="P9"><text:span text:style-name="T5">Added.</text:span><text:span text:style-name="T15"><text:line-break/><text:line-break/></text:span><text:span text:style-name="T10">L135 it seems from the simulation that you are assuming one selection round per year. In reality, sows farrow multiple times per year, and there are lots of overlaps in selection</text:span><text:span text:style-name="T15"><text:line-break/><text:line-break/></text:span><text:span text:style-name="T10">L138-143. It needs to be made clearer (maybe via a table of a figure) which out of multiplier and nucleus selections are being made, for each sex. Given that the multiplier is contributing genetic trend, I have the feeling from reading so far, that it is an open nucleus, so that elite males from the multiplier can contribute to nucleus matings?</text:span><text:span text:style-name="T15"><text:line-break/><text:line-break/></text:span><text:span text:style-name="T10">L143-145. I feel that this information is coming too late, at least for my taste. Also, the naming convention is not intuitive, and surely there is a huge difference in selection intensity, </text:span></text:p>
      <text:p text:style-name="P9"><text:span text:style-name="T10"/></text:p>
      <text:p text:style-name="P9"><text:span text:style-name="T10">and why is selection across tiers depending on merit, rather than the apparent fixed proportions?</text:span><text:span text:style-name="T15"><text:line-break/><text:line-break/></text:span><text:span text:style-name="T10">L147 …we ran "a" pedigree based…</text:span></text:p>
      <text:p text:style-name="P8"><text:span text:style-name="T5">Added.</text:span><text:span text:style-name="T15"><text:line-break/><text:line-break/></text:span><text:span text:style-name="T10">L157..did you check to see if sources were the same for EBVs as for TBVs? This is an interesting question in itself which would be worth commenting on.</text:span><text:span text:style-name="T15"><text:line-break/><text:line-break/></text:span><text:span text:style-name="T10">L171 "expectedly showed" is not good English</text:span></text:p>
      <text:p text:style-name="P8"><text:span text:style-name="T5">Thank you for the comment. We changed the sentence to: “As expected, the partitioning showed ...”</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52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6T07:20:26.862142201</meta:creation-date>
    <dc:date>2020-06-17T16:25:32.468901950</dc:date>
    <meta:editing-duration>PT3H24M16S</meta:editing-duration>
    <meta:editing-cycles>3</meta:editing-cycles>
    <meta:generator>LibreOffice/6.0.7.3$Linux_X86_64 LibreOffice_project/00m0$Build-3</meta:generator>
    <meta:document-statistic meta:table-count="0" meta:image-count="0" meta:object-count="0" meta:page-count="4" meta:paragraph-count="27" meta:word-count="1753" meta:character-count="10897" meta:non-whitespace-character-count="9133"/>
  </office:meta>
</office:document-meta>
</file>